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3F000001653EC96AAC838CE707.png" manifest:media-type="image/png"/>
  <manifest:file-entry manifest:full-path="Pictures/1000020100000541000001649EAC669F4D0074FA.png" manifest:media-type="image/png"/>
  <manifest:file-entry manifest:full-path="Pictures/10000201000005A0000006800045240A96407123.png" manifest:media-type="image/png"/>
  <manifest:file-entry manifest:full-path="Pictures/10000201000005A800000646A5D3C4B948A6632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3.3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6.916cm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2.348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0.902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2.033cm" fo:min-width="0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0.409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0.409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2.124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1.18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2.838cm" fo:min-width="0cm" fo:padding-top="0.151cm" fo:padding-bottom="0.151cm" fo:padding-left="0.276cm" fo:padding-right="0.276cm"/>
    </style:style>
    <style:style style:name="gr1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4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439cm"/>
      <style:paragraph-properties style:writing-mode="lr-tb"/>
    </style:style>
    <style:style style:name="gr15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0.461cm" fo:min-width="0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0.432cm" fo:min-width="0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9cm" fo:min-width="0.439cm"/>
      <style:paragraph-properties style:writing-mode="lr-tb"/>
    </style:style>
    <style:style style:name="gr1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06cm" fo:min-width="2.072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306cm" fo:min-width="2.072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2.191cm" svg:height="14.087cm" svg:x="14.224cm" svg:y="0.817cm">
          <draw:image xlink:href="Pictures/10000201000005A0000006800045240A96407123.png" xlink:type="simple" xlink:show="embed" xlink:actuate="onLoad" loext:mime-type="image/png">
            <text:p/>
          </draw:image>
        </draw:frame>
        <draw:frame draw:style-name="gr1" draw:text-style-name="P1" draw:layer="layout" svg:width="12.258cm" svg:height="13.596cm" svg:x="0.1cm" svg:y="0.828cm">
          <draw:image xlink:href="Pictures/10000201000005A800000646A5D3C4B948A66328.png" xlink:type="simple" xlink:show="embed" xlink:actuate="onLoad" loext:mime-type="image/png">
            <text:p/>
          </draw:image>
        </draw:frame>
        <draw:frame draw:style-name="gr2" draw:text-style-name="P3" draw:layer="layout" svg:width="4.058cm" svg:height="1.199cm" svg:x="4.215cm" svg:y="-0.092cm">
          <draw:text-box>
            <text:p text:style-name="P2"><text:span text:style-name="T1">RTM_0D template</text:span></text:p>
          </draw:text-box>
        </draw:frame>
        <draw:frame draw:style-name="gr3" draw:text-style-name="P3" draw:layer="layout" svg:width="7.843cm" svg:height="1.199cm" svg:x="16.398cm" svg:y="-0.091cm">
          <draw:text-box>
            <text:p text:style-name="P2"><text:span text:style-name="T1">Simplest COVID model (Exercise 14)</text:span></text:p>
          </draw:text-box>
        </draw:frame>
        <draw:custom-shape draw:style-name="gr4" draw:text-style-name="P4" xml:id="id3" draw:id="id3" draw:layer="layout" svg:width="0.549cm" svg:height="2.794cm" svg:x="12.074cm" svg:y="2.6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4" xml:id="id5" draw:id="id5" draw:layer="layout" svg:width="0.549cm" svg:height="1.27cm" svg:x="12.075cm" svg:y="8.2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4" xml:id="id7" draw:id="id7" draw:layer="layout" svg:width="0.549cm" svg:height="2.463cm" svg:x="12.075cm" svg:y="9.73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4" xml:id="id1" draw:id="id1" draw:layer="layout" svg:width="0.549cm" svg:height="0.749cm" svg:x="12.075cm" svg:y="1.03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4" xml:id="id2" draw:id="id2" draw:layer="layout" svg:width="0.551cm" svg:height="0.749cm" draw:transform="rotate (-3.14159265358979) translate (14.247cm 1.78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4" xml:id="id4" draw:id="id4" draw:layer="layout" svg:width="0.551cm" svg:height="2.558cm" draw:transform="rotate (-3.14159265358979) translate (14.247cm 4.79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4" xml:id="id6" draw:id="id6" draw:layer="layout" svg:width="0.551cm" svg:height="1.562cm" draw:transform="rotate (-3.14159265358979) translate (14.247cm 8.9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4" xml:id="id8" draw:id="id8" draw:layer="layout" svg:width="0.551cm" svg:height="3.312cm" draw:transform="rotate (-3.14159265358979) translate (14.247cm 12.75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2" draw:text-style-name="P5" draw:layer="layout" draw:type="line" svg:x1="12.624cm" svg:y1="1.412cm" svg:x2="13.697cm" svg:y2="1.413cm" draw:start-shape="id1" draw:start-glue-point="6" draw:end-shape="id2" draw:end-glue-point="6" svg:d="M12624 1412l1073 1" svg:viewBox="0 0 1074 2">
          <text:p/>
        </draw:connector>
        <draw:connector draw:style-name="gr12" draw:text-style-name="P5" draw:layer="layout" draw:type="line" svg:x1="12.623cm" svg:y1="4.045cm" svg:x2="13.697cm" svg:y2="3.515cm" draw:start-shape="id3" draw:start-glue-point="6" draw:end-shape="id4" draw:end-glue-point="6" svg:d="M12623 4045l1074-530" svg:viewBox="0 0 1075 531">
          <text:p/>
        </draw:connector>
        <draw:connector draw:style-name="gr12" draw:text-style-name="P5" draw:layer="layout" draw:type="line" svg:x1="12.624cm" svg:y1="8.871cm" svg:x2="13.697cm" svg:y2="8.177cm" draw:start-shape="id5" draw:start-glue-point="6" draw:end-shape="id6" draw:end-glue-point="6" svg:d="M12624 8871l1073-694" svg:viewBox="0 0 1074 695">
          <text:p/>
        </draw:connector>
        <draw:connector draw:style-name="gr12" draw:text-style-name="P5" draw:layer="layout" draw:type="line" svg:x1="12.624cm" svg:y1="10.969cm" svg:x2="13.697cm" svg:y2="11.1cm" draw:start-shape="id7" draw:start-glue-point="6" draw:end-shape="id8" draw:end-glue-point="6" svg:d="M12624 10969l1073 131" svg:viewBox="0 0 1074 132">
          <text:p/>
        </draw:connector>
        <draw:frame draw:style-name="gr13" draw:text-style-name="P7" draw:layer="layout" svg:width="1.018cm" svg:height="1.199cm" svg:x="12.678cm" svg:y="1.412cm">
          <draw:text-box>
            <text:p text:style-name="P6"><text:span text:style-name="T2">(a)</text:span></text:p>
          </draw:text-box>
        </draw:frame>
        <draw:frame draw:style-name="gr13" draw:text-style-name="P7" draw:layer="layout" svg:width="1.018cm" svg:height="1.199cm" svg:x="12.678cm" svg:y="3.813cm">
          <draw:text-box>
            <text:p text:style-name="P6"><text:span text:style-name="T2">(b)</text:span></text:p>
          </draw:text-box>
        </draw:frame>
        <draw:frame draw:style-name="gr14" draw:text-style-name="P7" draw:layer="layout" svg:width="0.993cm" svg:height="1.199cm" svg:x="12.678cm" svg:y="8.614cm">
          <draw:text-box>
            <text:p text:style-name="P6"><text:span text:style-name="T2">(c)</text:span></text:p>
          </draw:text-box>
        </draw:frame>
        <draw:frame draw:style-name="gr13" draw:text-style-name="P7" draw:layer="layout" svg:width="1.018cm" svg:height="1.199cm" svg:x="12.679cm" svg:y="11.015cm">
          <draw:text-box>
            <text:p text:style-name="P6"><text:span text:style-name="T2">(</text:span><text:span text:style-name="T2">d</text:span><text:span text:style-name="T2">)</text:span></text:p>
          </draw:text-box>
        </draw:frame>
        <draw:custom-shape draw:style-name="gr15" draw:text-style-name="P4" xml:id="id9" draw:id="id9" draw:layer="layout" svg:width="0.549cm" svg:height="0.805cm" svg:x="12.075cm" svg:y="12.8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4" xml:id="id10" draw:id="id10" draw:layer="layout" svg:width="0.551cm" svg:height="0.774cm" draw:transform="rotate (-3.14159265358979) translate (14.247cm 14.00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2" draw:text-style-name="P5" draw:layer="layout" draw:type="line" svg:x1="12.624cm" svg:y1="13.239cm" svg:x2="13.697cm" svg:y2="13.615cm" draw:start-shape="id9" draw:start-glue-point="6" draw:end-shape="id10" draw:end-glue-point="6" svg:d="M12624 13239l1073 376" svg:viewBox="0 0 1074 377">
          <text:p/>
        </draw:connector>
        <draw:frame draw:style-name="gr17" draw:text-style-name="P7" draw:layer="layout" svg:width="1.016cm" svg:height="0.809cm" svg:x="12.646cm" svg:y="13.415cm">
          <draw:text-box>
            <text:p text:style-name="P6"><text:span text:style-name="T2">(e)</text:span></text:p>
          </draw:text-box>
        </draw:frame>
        <draw:frame draw:style-name="gr1" draw:text-style-name="P1" draw:layer="layout" svg:width="11.386cm" svg:height="3.013cm" svg:x="14.224cm" svg:y="15.094cm">
          <draw:image xlink:href="Pictures/1000020100000541000001649EAC669F4D0074FA.png" xlink:type="simple" xlink:show="embed" xlink:actuate="onLoad" loext:mime-type="image/png">
            <text:p/>
          </draw:image>
        </draw:frame>
        <draw:frame draw:style-name="gr1" draw:text-style-name="P1" draw:layer="layout" svg:width="11.369cm" svg:height="3.021cm" svg:x="0.1cm" svg:y="15.094cm">
          <draw:image xlink:href="Pictures/100002010000053F000001653EC96AAC838CE707.png" xlink:type="simple" xlink:show="embed" xlink:actuate="onLoad" loext:mime-type="image/png">
            <text:p/>
          </draw:image>
        </draw:frame>
        <draw:custom-shape draw:style-name="gr18" draw:text-style-name="P4" xml:id="id11" draw:id="id11" draw:layer="layout" svg:width="2.624cm" svg:height="0.608cm" svg:x="5.858cm" svg:y="16.7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12" draw:id="id12" draw:layer="layout" svg:width="2.624cm" svg:height="0.608cm" svg:x="19.958cm" svg:y="16.727cm">
          <text:p/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line-skew="0.28cm" svg:x1="7.17cm" svg:y1="17.335cm" svg:x2="21.27cm" svg:y2="17.335cm" draw:start-shape="id11" draw:start-glue-point="2" draw:end-shape="id12" draw:end-glue-point="2" svg:d="M7170 17335v807h14100v-807" svg:viewBox="0 0 14101 808">
          <text:p/>
        </draw:connector>
        <draw:frame draw:style-name="gr17" draw:text-style-name="P7" draw:layer="layout" svg:width="1.016cm" svg:height="0.809cm" svg:x="12.646cm" svg:y="17.416cm">
          <draw:text-box>
            <text:p text:style-name="P6"><text:span text:style-name="T2">(f)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467cm" fo:page-height="18.33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235cm" svg:x="1cm" svg:y="3.155cm"/>
      <draw:page-thumbnail draw:layer="backgroundobjects" svg:width="8.999cm" svg:height="6.235cm" svg:x="1cm" svg:y="11.731cm"/>
      <draw:page-thumbnail draw:layer="backgroundobjects" svg:width="8.999cm" svg:height="6.235cm" svg:x="1cm" svg:y="20.307cm"/>
      <draw:page-thumbnail draw:layer="backgroundobjects" svg:width="8.999cm" svg:height="6.235cm" svg:x="11cm" svg:y="3.155cm"/>
      <draw:page-thumbnail draw:layer="backgroundobjects" svg:width="8.999cm" svg:height="6.235cm" svg:x="11cm" svg:y="11.731cm"/>
      <draw:page-thumbnail draw:layer="backgroundobjects" svg:width="8.999cm" svg:height="6.235cm" svg:x="11cm" svg:y="20.307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8cm" presentation:class="title" presentation:placeholder="true">
        <draw:text-box/>
      </draw:frame>
      <draw:frame presentation:style-name="Default-outline1" draw:layer="backgroundobjects" svg:width="25.199cm" svg:height="9.134cm" svg:x="1.399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Lubos Polerecky</meta:initial-creator>
    <meta:creation-date>2021-07-20T13:17:27.853672134</meta:creation-date>
    <dc:date>2021-07-20T18:58:54.865170465</dc:date>
    <dc:creator>Lubos Polerecky</dc:creator>
    <meta:editing-duration>PT5H40M29S</meta:editing-duration>
    <meta:editing-cycles>11</meta:editing-cycles>
    <meta:generator>LibreOffice/6.4.6.2$Linux_X86_64 LibreOffice_project/0ce51a4fd21bff07a5c061082cc82c5ed232f115</meta:generator>
    <meta:document-statistic meta:object-count="53"/>
  </office:meta>
</office:document-meta>
</file>